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7.442cm" table:align="left"/>
    </style:style>
    <style:style style:name="Tableau1.A" style:family="table-column">
      <style:table-column-properties style:column-width="0.504cm"/>
    </style:style>
    <style:style style:name="Tableau1.B" style:family="table-column">
      <style:table-column-properties style:column-width="6.937cm"/>
    </style:style>
    <style:style style:name="Tableau1.A1" style:family="table-cell">
      <style:table-cell-properties style:vertical-align="middle" fo:padding="0.049cm" fo:border="none"/>
    </style:style>
    <style:style style:name="P1" style:family="paragraph" style:parent-style-name="Heading_20_2">
      <style:text-properties officeooo:rsid="001478c2" officeooo:paragraph-rsid="001478c2"/>
    </style:style>
    <style:style style:name="P2" style:family="paragraph" style:parent-style-name="Standard">
      <style:text-properties officeooo:rsid="001478c2" officeooo:paragraph-rsid="001478c2"/>
    </style:style>
    <style:style style:name="P3" style:family="paragraph" style:parent-style-name="Heading_20_1">
      <style:text-properties officeooo:rsid="001478c2" officeooo:paragraph-rsid="001478c2"/>
    </style:style>
    <style:style style:name="P4" style:family="paragraph" style:parent-style-name="Heading_20_2">
      <style:text-properties officeooo:rsid="001478c2" officeooo:paragraph-rsid="00191b11"/>
    </style:style>
    <style:style style:name="P5" style:family="paragraph" style:parent-style-name="Standard">
      <style:text-properties officeooo:rsid="0015beb7" officeooo:paragraph-rsid="0015beb7"/>
    </style:style>
    <style:style style:name="P6" style:family="paragraph" style:parent-style-name="Text_20_body">
      <style:paragraph-properties fo:margin-top="0cm" fo:margin-bottom="0cm" style:contextual-spacing="false"/>
    </style:style>
    <style:style style:name="P7" style:family="paragraph" style:parent-style-name="Text_20_body">
      <style:text-properties officeooo:paragraph-rsid="0017200f"/>
    </style:style>
    <style:style style:name="P8" style:family="paragraph" style:parent-style-name="Standard">
      <style:text-properties officeooo:rsid="001a8c80" officeooo:paragraph-rsid="001a8c80"/>
    </style:style>
    <style:style style:name="P9" style:family="paragraph" style:parent-style-name="Standard">
      <style:text-properties officeooo:rsid="001a8c80" officeooo:paragraph-rsid="001abb80"/>
    </style:style>
    <style:style style:name="P10" style:family="paragraph" style:parent-style-name="Standard">
      <style:text-properties fo:font-weight="bold" officeooo:rsid="001a8c80" officeooo:paragraph-rsid="001a8c80" style:font-weight-asian="bold" style:font-weight-complex="bold"/>
    </style:style>
    <style:style style:name="P11" style:family="paragraph" style:parent-style-name="Standard">
      <style:text-properties officeooo:rsid="001abb80" officeooo:paragraph-rsid="001abb80"/>
    </style:style>
    <style:style style:name="P12" style:family="paragraph" style:parent-style-name="Text_20_body">
      <style:text-properties officeooo:paragraph-rsid="001d4d44"/>
    </style:style>
    <style:style style:name="T1" style:family="text">
      <style:text-properties officeooo:rsid="0017200f"/>
    </style:style>
    <style:style style:name="T2" style:family="text">
      <style:text-properties officeooo:rsid="001a89d0"/>
    </style:style>
    <style:style style:name="T3" style:family="text">
      <style:text-properties officeooo:rsid="001abb80"/>
    </style:style>
    <style:style style:name="T4" style:family="text">
      <style:text-properties fo:background-color="#ffff00" loext:char-shading-value="0"/>
    </style:style>
    <style:style style:name="T5" style:family="text">
      <style:text-properties officeooo:rsid="001d4d44"/>
    </style:style>
    <style:style style:name="T6" style:family="text">
      <style:text-properties fo:font-weight="bold" officeooo:rsid="001d4d44" style:font-weight-asian="bold" style:font-weight-complex="bold"/>
    </style:style>
    <style:style style:name="T7" style:family="text">
      <style:text-properties officeooo:rsid="001ff0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ocabulaire :</text:p>
      <text:p text:style-name="P2"><text:a xlink:type="simple" xlink:href="https://www.oecd.org/" text:style-name="Internet_20_link" text:visited-style-name="Visited_20_Internet_20_Link">https://www.oecd.org/</text:a></text:p>
      <text:p text:style-name="P2">Organisation for Economic Co-operation and Development </text:p>
      <text:p text:style-name="P11">2010-2021</text:p>
      <text:p text:style-name="P11">Inland fisheries _ Tonnages</text:p>
      <text:p text:style-name="P11">Marine Landings (Débarquement) <text:span text:style-name="T7">dans des ports </text:span>nationaux ou non _ Tonnages, US Dollars et National Currency</text:p>
      <text:p text:style-name="P11">Aquacutlure production _ Tonnage</text:p>
      <text:p text:style-name="P11"/>
      <text:p text:style-name="P2">Legend:</text:p>
      <table:table table:name="Tableau1" table:style-name="Tableau1">
        <table:table-column table:style-name="Tableau1.A"/>
        <table:table-column table:style-name="Tableau1.B"/>
        <table:table-row>
          <table:table-cell table:style-name="Tableau1.A1" office:value-type="string">
            <text:p text:style-name="Table_20_Contents">C</text:p>
          </table:table-cell>
          <table:table-cell table:style-name="Tableau1.A1" office:value-type="string">
            <text:p text:style-name="Table_20_Contents">Non-publishable and confidential value</text:p>
          </table:table-cell>
        </table:table-row>
        <table:table-row>
          <table:table-cell table:style-name="Tableau1.A1" office:value-type="string">
            <text:p text:style-name="Table_20_Contents">E</text:p>
          </table:table-cell>
          <table:table-cell table:style-name="Tableau1.A1" office:value-type="string">
            <text:p text:style-name="Table_20_Contents">Estimated value</text:p>
          </table:table-cell>
        </table:table-row>
        <table:table-row>
          <table:table-cell table:style-name="Tableau1.A1" office:value-type="string">
            <text:p text:style-name="Table_20_Contents">P</text:p>
          </table:table-cell>
          <table:table-cell table:style-name="Tableau1.A1" office:value-type="string">
            <text:p text:style-name="Table_20_Contents">Provisional value</text:p>
          </table:table-cell>
        </table:table-row>
      </table:table>
      <text:p text:style-name="P2"/>
      <text:p text:style-name="P11">2001-2021</text:p>
      <text:h text:style-name="P3" text:outline-level="1">Fisheries support</text:h>
      <text:h text:style-name="Heading_20_2" text:outline-level="2">Related topics</text:h>
      <text:p text:style-name="Text_20_body">Fisheries support is defined as the financial transfers from governments to the fisheries. The support consists of direct revenue enhancing transfers (direct payments), transfers that reduce the operating costs, and the costs of general services provided to the fishing industry. These general services consist mainly of fishery protection services and fisheries management. In some cases, they also include the costs of local area weather forecasting and the costs of navigation and satellite surveillance systems designed to assist fishing fleets. This indicator is presented as a total and is measured in USD. </text:p>
      <text:p text:style-name="P2"/>
      <text:h text:style-name="P1" text:outline-level="2">Inland fisheries </text:h>
      <text:p text:style-name="Text_20_body">This dataset presents statistics on inland fisheries: in tonnes <text:span text:style-name="T2">(</text:span>and national currency<text:span text:style-name="T2">)</text:span>.</text:p>
      <text:p text:style-name="P2"/>
      <text:p text:style-name="P2"/>
      <text:h text:style-name="P1" text:outline-level="2">Marine landings <text:s/><text:span text:style-name="T1">= Débarquements maritimes</text:span></text:h>
      <text:p text:style-name="P7">The concept of landings refers to the quantities of fish, crustaceans, molluscs and other aquatic invertebrates (and animals), residues and seaweeds on a landed weight basis, i.e. the mass (or weight) of a product at the time of landing, regardless of the state in which is landed (i.e. whole, gutted, filleted, meal, etc.).</text:p>
      <text:p text:style-name="P12"><text:span text:style-name="T6">NLFP :</text:span><text:span text:style-name="T5"> </text:span><text:a xlink:type="simple" xlink:href="https://www.oecd-ilibrary.org/fr/agriculture-and-food/data/pecheries/debarquements-nationaux-dans-les-ports-etrangers_data-00223-fr" text:style-name="Internet_20_link" text:visited-style-name="Visited_20_Internet_20_Link"><text:span text:style-name="T1">Débarquements nationaux dans les ports étrangers</text:span></text:a></text:p>
      <text:p text:style-name="P12"><text:span text:style-name="T6">NLDP : </text:span><text:a xlink:type="simple" xlink:href="https://www.oecd-ilibrary.org/fr/agriculture-and-food/data/pecheries/debarquements-nationaux-dans-les-ports-domestiques_data-00222-fr" text:style-name="Internet_20_link" text:visited-style-name="Visited_20_Internet_20_Link">Débarquements nationaux dans les ports nationaux</text:a></text:p>
      <text:p text:style-name="P5">Tonnes, Dollars, <text:span text:style-name="T1">National </text:span>currency...</text:p>
      <text:p text:style-name="P2"/>
      <text:h text:style-name="P4" text:outline-level="2"><text:soft-page-break/>Aquaculture production - Production from aquaculture </text:h>
      <text:p text:style-name="P6">This fisheries dataset presents statistics on aquaculture production: in tonnes, national currency and US dollars, for all sorts of fish, shellfish, etc.</text:p>
      <text:p text:style-name="P2"/>
      <text:p text:style-name="Text_20_body">Aquaculture production is defined as the cultivated fish and crustaceans taken from marine and inland waters and sea tanks. Aquaculture is seen as playing a key role in many emerging economies, by virtue of its potential to contribute to increased food production while helping reduce pressure on fish resources. This indicator is measured in tonnes and USD. </text:p>
      <text:p text:style-name="P2"/>
      <text:p text:style-name="P2"/>
      <text:p text:style-name="P10">SPECIES /Species:</text:p>
      <text:p text:style-name="P8">Toutes les espèces : TOTAL_SPECIES/TOTAL SPECIES</text:p>
      <text:p text:style-name="P8">Salmons, Trouts, Smelts : 23/'SALMONS, TROUTS, SMELTS'</text:p>
      <text:p text:style-name="P8">Salmo Salar : SAL/’Atlantic salmon [Salmo salar]'</text:p>
      <text:p text:style-name="P8"/>
      <text:p text:style-name="P10">Country :</text:p>
      <text:p text:style-name="P8">['<text:span text:style-name="T4">Australie'</text:span>, 'Belgique', '<text:span text:style-name="T4">Canada'</text:span>, '<text:span text:style-name="T4">Danemark</text:span>', '<text:span text:style-name="T4">Finlande'</text:span>,</text:p>
      <text:p text:style-name="P8"><text:s text:c="7"/>'France', 'Allemagne', 'Grèce', '<text:span text:style-name="T4">Islande'</text:span>, '<text:span text:style-name="T4">Irlande</text:span>', 'Italie',</text:p>
      <text:p text:style-name="P8"><text:s text:c="7"/>'Japon', 'Corée', 'Mexique', 'Pays-Bas', 'Nouvelle-Zélande',</text:p>
      <text:p text:style-name="P8"><text:s text:c="7"/>'Norvège', 'Pologne', 'Portugal', 'Espagne', 'Suède', 'Türkiye',</text:p>
      <text:p text:style-name="P8"><text:s text:c="7"/>'Royaume-Uni', 'États-Unis', 'Argentine', <text:span text:style-name="T4">'Chili'</text:span>,</text:p>
      <text:p text:style-name="P8"><text:s text:c="7"/>'Chine (République populaire de)', 'Colombie', 'Costa Rica',</text:p>
      <text:p text:style-name="P8"><text:s text:c="7"/>'Estonie', 'Indonésie', 'Lettonie', 'Lituanie', 'Slovénie',</text:p>
      <text:p text:style-name="P8"><text:s text:c="7"/>'Taipei chinois', 'Thaïlande', 'Pérou', 'Viet Nam', 'Brésil'],</text:p>
      <text:p text:style-name="P8"><text:s text:c="6"/>dtype=object)</text:p>
      <text:p text:style-name="P8"/>
      <text:p text:style-name="P10">Part of EU 2000-2021:</text:p>
      <text:p text:style-name="P8">'Belgique', </text:p>
      <text:p text:style-name="P8">'Danemark', </text:p>
      <text:p text:style-name="P8">'Finlande', </text:p>
      <text:p text:style-name="P8">'Espagne', </text:p>
      <text:p text:style-name="P8">'Suède', </text:p>
      <text:p text:style-name="P8">'Portugal',</text:p>
      <text:p text:style-name="P8">'France', </text:p>
      <text:p text:style-name="P8">'Allemagne',</text:p>
      <text:p text:style-name="P8">'Grèce', </text:p>
      <text:p text:style-name="P8">'Irlande', </text:p>
      <text:p text:style-name="P8">'Italie',</text:p>
      <text:p text:style-name="P8">'Pays-Bas',</text:p>
      <text:p text:style-name="P8">'Pologne' <text:span text:style-name="T3">(depuis</text:span> 2004<text:span text:style-name="T3">)</text:span>, </text:p>
      <text:p text:style-name="P9">'Estonie' <text:span text:style-name="T3">(depuis</text:span> 2004<text:span text:style-name="T3">)</text:span>, </text:p>
      <text:p text:style-name="P9">'Lettonie' <text:span text:style-name="T3">(depuis</text:span> 2004<text:span text:style-name="T3">)</text:span>, </text:p>
      <text:p text:style-name="P9">'Lituanie' <text:span text:style-name="T3">(depuis</text:span> 2004<text:span text:style-name="T3">)</text:span>, </text:p>
      <text:p text:style-name="P9">'Slovénie' <text:span text:style-name="T3">(depuis</text:span> 2004<text:span text:style-name="T3">),</text:span></text:p>
      <text:p text:style-name="P8">'Royaume-Uni' (sortie depuis 2020),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5T10:38:39.016240585</meta:creation-date>
    <dc:date>2024-02-21T11:29:34.055276165</dc:date>
    <meta:editing-duration>PT1H4M45S</meta:editing-duration>
    <meta:editing-cycles>9</meta:editing-cycles>
    <meta:generator>LibreOffice/7.3.7.2$Linux_X86_64 LibreOffice_project/30$Build-2</meta:generator>
    <meta:document-statistic meta:table-count="1" meta:image-count="0" meta:object-count="0" meta:page-count="2" meta:paragraph-count="61" meta:word-count="424" meta:character-count="3214" meta:non-whitespace-character-count="2777"/>
  </office:meta>
</office:document-meta>
</file>